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5.986cm" fo:min-width="25.736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37.1cm" svg:height="37.1cm" svg:x="189.4cm" svg:y="3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0cm" fo:page-height="1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21:52:33.206717775</meta:creation-date>
    <dc:date>2022-03-31T16:32:53.977013377</dc:date>
    <meta:editing-duration>PT8H2M34S</meta:editing-duration>
    <meta:editing-cycles>14</meta:editing-cycles>
    <meta:generator>LibreOffice/6.4.7.2$Linux_X86_64 LibreOffice_project/40$Build-2</meta:generator>
    <meta:document-statistic meta:object-count="1"/>
  </office:meta>
</office:document-meta>
</file>